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524cm" svg:x="7.35cm" svg:y="1.508cm">
          <text:p text:style-name="P1"><text:span text:style-name="T1">R</text:span><text:span text:style-name="T1">ec</text:span><text:span text:style-name="T1">eb</text:span><text:span text:style-name="T1">e </text:span><text:span text:style-name="T1">as</text:span><text:span text:style-name="T1">si</text:span><text:span text:style-name="T1">na</text:span><text:span text:style-name="T1">tur</text:span><text:span text:style-name="T1">a </text:span><text:span text:style-name="T1">de </text:span><text:span text:style-name="T1">u</text:span><text:span text:style-name="T1">m </text:span><text:span text:style-name="T1">nó </text:span><text:span text:style-name="T1">fix</text:span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53cm" svg:height="1.905cm" svg:x="7.35cm" svg:y="3.921cm">
          <text:p text:style-name="P2"><text:span text:style-name="T2">Calibration Mode 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223cm" svg:height="1.524cm" svg:x="7.35cm" svg:y="23.606cm">
          <text:p text:style-name="P1"><text:span text:style-name="T1">Guarda a assinatura recebida em staticNodeAddrCol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3cm" svg:height="0.725cm" svg:x="2.778cm" svg:y="1.926cm">
          <draw:text-box>
            <text:p><text:span text:style-name="T3">Sim</text:span></text:p>
          </draw:text-box>
        </draw:frame>
        <draw:custom-shape draw:style-name="gr1" draw:text-style-name="P1" draw:layer="layout" svg:width="5.08cm" svg:height="2.413cm" svg:x="2.27cm" svg:y="9.89cm">
          <text:p text:style-name="P1"><text:span text:style-name="T1">Calcula média, desvio e padrão para cada nó estático e guarda no radioMa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81cm" svg:height="0.725cm" svg:x="3.021cm" svg:y="3.032cm">
          <draw:text-box>
            <text:p><text:span text:style-name="T3">Não</text:span></text:p>
          </draw:text-box>
        </draw:frame>
        <draw:custom-shape draw:style-name="gr2" draw:text-style-name="P3" draw:layer="layout" svg:width="5.053cm" svg:height="1.905cm" svg:x="2.297cm" svg:y="6.461cm">
          <text:p text:style-name="P2"><text:span text:style-name="T2">Posição do nó mud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23:04:32</dc:date>
    <dc:creator>mnobrega </dc:creator>
    <meta:editing-duration>PT26M</meta:editing-duration>
    <meta:editing-cycles>2</meta:editing-cycles>
    <meta:generator>LibreOffice/3.5$Linux_X86_64 LibreOffice_project/350m1$Build-2</meta:generator>
    <meta:document-statistic meta:object-count="7"/>
  </office:meta>
</office:document-meta>
</file>